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Listserv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Listserv.ini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JDBCListserv.getListserv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Listserv.isMember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Listserv.isAttachments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Listserv.loadSetting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JDBCListserv.getMemb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Listserv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Listserv.getSubjec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Listserv.isReplyTo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